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159d7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410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a4c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40b5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7834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e35c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b0bc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0e35cb" officeooo:paragraph-rsid="000f4ef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normal" officeooo:rsid="00095aeb" officeooo:paragraph-rsid="000e35c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0e35c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f4ef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1a8a7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408fa" style:font-size-asian="10pt" style:font-weight-asian="normal" style:font-size-complex="10pt" style:font-weight-complex="normal"/>
    </style:style>
    <style:style style:name="P16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a66c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8">Cod.</text:p>
          </table:table-cell>
          <table:table-cell table:style-name="Tabla1.A1" office:value-type="string">
            <text:p text:style-name="P18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5"/>
            <text:p text:style-name="P5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3"><text:placeholder text:placeholder-type="text">&lt;product.default_code&gt;</text:placeholder></text:p>
          </table:table-cell>
          <table:table-cell table:style-name="Tabla1.A1" office:value-type="string">
            <text:p text:style-name="P8"><text:placeholder text:placeholder-type="text">&lt;product.name&gt;</text:placeholder> <text:placeholder text:placeholder-type="text">&lt;print_product_uom and '(' + product.uom_id.name + ')'&gt;</text:placeholder></text:p>
            <text:p text:style-name="P6"><text:placeholder text:placeholder-type="text">&lt;if test="product_type == 'product.template'"&gt;</text:placeholder></text:p>
            <text:p text:style-name="P9"><text:placeholder text:placeholder-type="text">&lt;if test="prod_display_type== 'prod_per_line'"&gt;</text:placeholder></text:p>
            <text:p text:style-name="P11"><text:placeholder text:placeholder-type="text">&lt;for each="prod in product.product_variant_ids"&gt;</text:placeholder></text:p>
            <text:p text:style-name="P7"><text:placeholder text:placeholder-type="text">&lt;', '.join([x.display_name for x in prod.attribute_value_ids])&gt;</text:placeholder></text:p>
            <text:p text:style-name="P7"><text:placeholder text:placeholder-type="text">&lt;/for&gt;</text:placeholder></text:p>
            <text:p text:style-name="P13"><text:placeholder text:placeholder-type="text">&lt;/if&gt;</text:placeholder></text:p>
            <text:p text:style-name="P9"><text:placeholder text:placeholder-type="text">&lt;if test="prod_display_type== 'prod_list' and len(product.product_variant_ids) &gt; 1"&gt;</text:placeholder></text:p>
            <text:p text:style-name="P10"><text:span text:style-name="T1"><text:placeholder text:placeholder-type="text">&lt;for each="prod in product.product_variant_ids"&gt;</text:placeholder></text:span><text:placeholder text:placeholder-type="text">&lt;' / '.join([x.name for x in prod.attribute_value_ids])&gt;</text:placeholder>, <text:placeholder text:placeholder-type="text">&lt;/for&gt;</text:placeholder></text:p>
            <text:p text:style-name="P14"><text:placeholder text:placeholder-type="text">&lt;/if&gt;</text:placeholder></text:p>
            <text:p text:style-name="P9"><text:placeholder text:placeholder-type="text">&lt;if test="prod_display_type== 'variants'"&gt;</text:placeholder></text:p>
            <text:p text:style-name="P11"><text:placeholder text:placeholder-type="text">&lt;for each="line in product.attribute_line_ids"&gt;</text:placeholder></text:p>
            <text:p text:style-name="P10"><text:placeholder text:placeholder-type="text">&lt;line.attribute_id.name&gt;</text:placeholder>: <text:placeholder text:placeholder-type="text">&lt;', '.join([x.name for x in line.value_ids])&gt;</text:placeholder></text:p>
            <text:p text:style-name="P10"><text:placeholder text:placeholder-type="text">&lt;/for&gt;</text:placeholder></text:p>
            <text:p text:style-name="P13"><text:placeholder text:placeholder-type="text">&lt;/if&gt;</text:placeholder></text:p>
            <text:p text:style-name="P15"><text:placeholder text:placeholder-type="text">&lt;/if&gt;</text:placeholder></text:p>
          </table:table-cell>
          <table:table-cell table:style-name="Tabla1.A1" office:value-type="string">
            <text:p text:style-name="P2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, contex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4"><text:placeholder text:placeholder-type="text">&lt;/for&gt;</text:placeholder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6-01-27T10:28:21.026793373</dc:date>
    <meta:editing-duration>PT10H41M52S</meta:editing-duration>
    <meta:editing-cycles>190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93" meta:character-count="975" meta:non-whitespace-character-count="910"/>
  </office:meta>
</office:document-meta>
</file>